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200000032A225281B458E292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Header"><draw:frame draw:style-name="fr1" draw:name="images1" text:anchor-type="paragraph" svg:width="2.9165in" svg:height="0.6945in" draw:z-index="0"><draw:image xlink:href="Pictures/10000000000000D200000032A225281B458E292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1-01-17T11:25:12</meta:creation-date>
    <dc:date>2020-03-17T15:43:31.513404332</dc:date>
    <meta:editing-duration>PT2H55M59S</meta:editing-duration>
    <meta:editing-cycles>4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